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Gargi" svg:font-family="Gargi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anata" svg:font-family="Samanat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HK" fo:font-size="16pt" fo:font-weight="bold" officeooo:rsid="00118ff8" officeooo:paragraph-rsid="00139b2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CJK HK" fo:font-size="14pt" fo:font-style="normal" fo:font-weight="normal" officeooo:rsid="0012275b" officeooo:paragraph-rsid="00139b27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 CJK HK" fo:font-size="14pt" fo:font-style="normal" fo:font-weight="bold" officeooo:rsid="00158a50" officeooo:paragraph-rsid="00158a50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oto Sans CJK HK" fo:font-size="12pt" fo:font-style="normal" fo:font-weight="bold" officeooo:rsid="0012275b" officeooo:paragraph-rsid="0012275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bre: <text:span text:style-name="T1">Emilio Ignacio Sáenz Gómez</text:span></text:p>
      <text:p text:style-name="P4">Profesor: <text:span text:style-name="T1">PhD. Daniel Ochoa Donoso<text:tab/><text:tab/></text:span>Paralelo: <text:span text:style-name="T1">1</text:span></text:p>
      <text:p text:style-name="P4"><text:span text:style-name="T1"/></text:p>
      <text:p text:style-name="P1">Proyecto del 1er Parcial de Sistemas Operativos</text:p>
      <text:p text:style-name="P2">Convolución Concurrente</text:p>
      <text:p text:style-name="P2"/>
      <text:p text:style-name="P3">1. Introducción:</text:p>
      <text:p text:style-name="P3"/>
      <text:p text:style-name="P3">2. Descripción funcional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ilanka" svg:font-family="Chilanka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Gargi" svg:font-family="Gargi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anata" svg:font-family="Samana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7:34:24.612157401</meta:creation-date>
    <dc:date>2023-11-22T17:53:11.350752970</dc:date>
    <meta:editing-duration>PT8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6" meta:character-count="192" meta:non-whitespace-character-count="171"/>
  </office:meta>
</office:document-meta>
</file>